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1400000201774D0BBF142F3B3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018cm" table:align="left" style:writing-mode="lr-tb"/>
    </style:style>
    <style:style style:name="Tabla1.A" style:family="table-column">
      <style:table-column-properties style:column-width="4.602cm"/>
    </style:style>
    <style:style style:name="Tabla1.B" style:family="table-column">
      <style:table-column-properties style:column-width="11.416cm"/>
    </style:style>
    <style:style style:name="Tabla1.1" style:family="table-row">
      <style:table-row-properties style:min-row-height="1.429cm" fo:keep-together="auto"/>
    </style:style>
    <style:style style:name="Tabla1.A1" style:family="table-cell">
      <style:table-cell-properties style:vertical-align="middle" fo:background-color="#cccccc" fo:padding="0.097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cccccc" fo:padding="0.097cm" fo:border="0.1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padding="0.097cm" fo:border="none" style:writing-mode="lr-tb"/>
    </style:style>
    <style:style style:name="Tabla1.3" style:family="table-row">
      <style:table-row-properties style:min-row-height="19.408cm" fo:keep-together="auto"/>
    </style:style>
    <style:style style:name="Tabla1.A3" style:family="table-cell">
      <style:table-cell-properties style:vertical-align="top" fo:background-color="#eeeeee" fo:padding="0.097cm" fo:border="0.1pt solid #000000" style:writing-mode="lr-tb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2" style:family="paragraph" style:parent-style-name="Standard">
      <style:paragraph-properties>
        <style:tab-stops>
          <style:tab-stop style:position="0.953cm"/>
          <style:tab-stop style:position="7.62cm" style:type="center"/>
          <style:tab-stop style:position="14.288cm" style:type="char" style:char=",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P5" style:family="paragraph" style:parent-style-name="Standard" style:master-page-name="Standard">
      <style:paragraph-properties style:page-number="auto">
        <style:tab-stops>
          <style:tab-stop style:position="7.62cm" style:type="center"/>
        </style:tab-stops>
      </style:paragraph-properties>
      <style:text-properties fo:font-size="6pt" fo:font-weight="bold" style:font-size-asian="6pt" style:font-weight-asian="bold" style:font-size-complex="6pt"/>
    </style:style>
    <style:style style:name="P6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P7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_20__28_user_29_">
      <style:paragraph-properties style:snap-to-layout-grid="false"/>
    </style:style>
    <style:style style:name="P12" style:family="paragraph" style:parent-style-name="Table_20_Contents_20__28_user_29_">
      <style:paragraph-properties style:snap-to-layout-grid="false"/>
      <style:text-properties fo:font-size="6pt" style:font-size-asian="6pt" style:font-size-complex="6pt"/>
    </style:style>
    <style:style style:name="P13" style:family="paragraph" style:parent-style-name="Table_20_Contents_20__28_user_29_">
      <style:paragraph-properties fo:margin-left="1.27cm" fo:margin-right="0.953cm" fo:text-align="start" style:justify-single-word="false" fo:orphans="2" fo:widows="2" fo:hyphenation-ladder-count="no-limit" fo:text-indent="0cm" style:auto-text-indent="false" text:number-lines="false" text:line-number="0" style:snap-to-layout-grid="false" style:writing-mode="lr-tb"/>
      <style:text-properties fo:font-size="6pt" fo:font-weight="bold" style:font-size-asian="6pt" style:font-weight-asian="bold" style:font-size-complex="6pt" style:font-weight-complex="bold" fo:hyphenate="false" fo:hyphenation-remain-char-count="2" fo:hyphenation-push-char-count="2"/>
    </style:style>
    <style:style style:name="P14" style:family="paragraph" style:parent-style-name="Table_20_Contents_20__28_user_29_">
      <style:paragraph-properties fo:margin-left="1.27cm" fo:margin-right="0.953cm" fo:text-align="start" style:justify-single-word="false" fo:orphans="2" fo:widows="2" fo:hyphenation-ladder-count="no-limit" fo:text-indent="0cm" style:auto-text-indent="false" text:number-lines="false" text:line-number="0" style:writing-mode="lr-tb"/>
      <style:text-properties fo:font-size="6pt" fo:font-weight="bold" officeooo:rsid="00162e2f" officeooo:paragraph-rsid="00162e2f" style:font-size-asian="6pt" style:font-weight-asian="bold" style:font-size-complex="6pt" style:font-weight-complex="bold" fo:hyphenate="false" fo:hyphenation-remain-char-count="2" fo:hyphenation-push-char-count="2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Fitxer SQL:</text:p>
          </table:table-cell>
          <table:table-cell table:style-name="Tabla1.B1" office:value-type="string">
            <text:p text:style-name="P11"/>
          </table:table-cell>
        </table:table-row>
        <table:table-row table:style-name="Tabla1.2">
          <table:table-cell table:style-name="Tabla1.A2" table:number-columns-spanned="2" office:value-type="string">
            <text:p text:style-name="P12"/>
          </table:table-cell>
          <table:covered-table-cell/>
        </table:table-row>
        <table:table-row table:style-name="Tabla1.3">
          <table:table-cell table:style-name="Tabla1.A3" table:number-columns-spanned="2" office:value-type="string">
            <text:p text:style-name="P13"/>
            <text:p text:style-name="P14">Local data infile allotjaments.csv into table allotjament</text:p>
            <text:p text:style-name="P14"><text:s/>fields terminated by «,»</text:p>
            <text:p text:style-name="P14">lines terminated «\n»</text:p>
            <text:p text:style-name="P14">ignore 1 lines show variables like «secure_file_priv»;</text:p>
          </table:table-cell>
          <table:covered-table-cell/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" svg:font-family="FreeSans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LegacySanITCBoo" svg:font-family="LegacySanITCBoo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egacySanITCBoo" fo:font-family="LegacySanITCBoo" style:font-family-generic="swiss" style:font-pitch="variable" fo:font-size="13pt" fo:language="ca" fo:country="ES" style:font-name-asian="Times New Roman" style:font-family-asian="'Times New Roman'" style:font-family-generic-asian="roman" style:font-pitch-asian="variable" style:font-size-asian="13pt" style:language-asian="zh" style:country-asian="CN" style:font-name-complex="LegacySanITCBoo" style:font-family-complex="LegacySanITCBoo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Heading_20__28_user_29_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Heading_20_1" style:display-name="Heading 1" style:family="paragraph" style:parent-style-name="Heading_20__28_user_29_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text-align="start" style:justify-single-word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keep-with-next="always"/>
      <style:text-properties fo:color="#0000ff"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keep-with-next="always"/>
      <style:text-properties fo:color="#0000ff" fo:font-weight="bold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o_20_sin_20_formato" style:display-name="Texto sin formato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o_20_independiente_20_3" style:display-name="Texto independiente 3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" style:display-name="Texto independiente 2" style:family="paragraph" style:parent-style-name="Standard">
      <style:paragraph-properties fo:margin-top="0cm" fo:margin-bottom="0.212cm" loext:contextual-spacing="false" fo:line-height="20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independiente_20_21" style:display-name="Texto independiente 21" style:family="paragraph" style:parent-style-name="Standard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3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agraph_5f_style" style:display-name="paragraph_style" style:family="paragraph" style:parent-style-name="Standard">
      <style:paragraph-properties style:line-height-at-least="0.39cm" fo:text-align="start" style:justify-single-word="false"/>
      <style:text-properties fo:color="#797979" style:font-name="Helvetica" fo:font-family="Helvetica, Arial" style:font-family-generic="swiss" style:font-pitch="variable" fo:font-size="9pt" fo:language="es" fo:country="ES" style:font-size-asian="9pt" style:font-name-complex="Helvetica" style:font-family-complex="Helvetica, Arial" style:font-family-generic-complex="swiss" style:font-pitch-complex="variable" style:font-size-complex="9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_20__28_user_29_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LegacySanITCBoo" fo:font-family="LegacySanITCBoo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3pt"/>
    </style:style>
    <style:style style:name="WW8Num6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7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style:font-name="Symbol" fo:font-family="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4z0" style:family="text"/>
    <style:style style:name="WW8Num14z1" style:family="text">
      <style:text-properties style:font-size-complex="13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7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fo:font-style="normal" style:font-style-asian="normal"/>
    </style:style>
    <style:style style:name="WW8Num20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2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8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St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9z3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style:font-name="LegacySanITCBoo" fo:font-family="LegacySanITCBoo" style:font-family-generic="swiss" style:font-pitch="variable" fo:font-size="13pt" fo:language="ca" fo:country="ES" style:font-size-asian="13pt" style:font-name-complex="LegacySanITCBoo" style:font-family-complex="LegacySanITCBoo" style:font-family-generic-complex="swiss" style:font-pitch-complex="variabl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weight="bold" style:font-weight-asian="bold" style:font-weight-complex="bold"/>
    </style:style>
    <style:style style:name="MP2" style:family="paragraph" style:parent-style-name="Header">
      <style:paragraph-properties fo:margin-left="0cm" fo:margin-right="0.998cm" fo:text-align="end" style:justify-single-word="false" fo:text-indent="0cm" style:auto-text-indent="false"/>
      <style:text-properties fo:font-size="6pt" style:font-size-asian="6pt" style:font-size-complex="6pt"/>
    </style:style>
    <style:style style:name="MP3" style:family="paragraph" style:parent-style-name="Header">
      <style:paragraph-properties fo:margin-left="0cm" fo:margin-right="0.998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tyle-complex="italic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style style:name="MT3" style:family="text">
      <style:text-properties fo:font-size="10pt" style:font-size-asian="10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76cm" fo:margin-left="3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07cm" fo:margin-bottom="1.909cm" style:dynamic-spacing="true"/>
      </style:header-style>
      <style:footer-style>
        <style:header-footer-properties fo:min-height="1.588cm" fo:margin-top="1.48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char" svg:x="0cm" svg:y="0.014cm" svg:width="4.865cm" svg:height="2.374cm" draw:z-index="0"><draw:image xlink:href="Pictures/100000000000041400000201774D0BBF142F3B3B.jpg" xlink:type="simple" xlink:show="embed" xlink:actuate="onLoad" loext:mime-type="image/jpeg"/></draw:frame></text:p>
        <text:p text:style-name="MP1">D: PROGRAMACIÓ DEL SERVIDOR</text:p>
        <text:p text:style-name="MP2"/>
        <text:p text:style-name="MP3"><text:span text:style-name="MT1">Alumne</text:span>: ….....................................</text:p>
        <text:p text:style-name="MP3"><text:span text:style-name="MT1">Centre</text:span>: …......................</text:p>
      </style:header>
      <style:footer>
        <text:p text:style-name="MP4"><text:span text:style-name="MT2">Campionat Balearskills Disseny Web 2018/19</text:span></text:p>
        <text:p text:style-name="MP5">DOC_D01 – Fitxer SQL d'Importació de Dades.</text:p>
        <text:p text:style-name="MP6"><text:span text:style-name="Page_20_Number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u103748</meta:initial-creator>
    <meta:creation-date>2012-09-13T12:43:00</meta:creation-date>
    <dc:date>2018-11-26T20:04:51.032235868</dc:date>
    <meta:print-date>2011-12-12T12:04:00</meta:print-date>
    <meta:editing-cycles>18</meta:editing-cycles>
    <meta:editing-duration>PT1H52M31S</meta:editing-duration>
    <meta:document-statistic meta:table-count="1" meta:image-count="1" meta:object-count="0" meta:page-count="1" meta:paragraph-count="11" meta:word-count="43" meta:character-count="358" meta:non-whitespace-character-count="324"/>
    <meta:generator>LibreOffice/6.0.6.2$Linux_X86_64 LibreOffice_project/00m0$Build-2</meta:generator>
  </office:meta>
</office:document-meta>
</file>